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446.49pt" svg:x="514.32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3958736527764" calcext:value-type="float">
            <text:p>47.3958736527764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5" calcext:value-type="float">
            <text:p>24.8858423576715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5" calcext:value-type="float">
            <text:p>27.3858423576715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9" calcext:value-type="float">
            <text:p>46.22459297336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9" calcext:value-type="float">
            <text:p>46.22459297336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39" calcext:value-type="float">
            <text:p>36.9689661768439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9" calcext:value-type="float">
            <text:p>46.22459297336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9" calcext:value-type="float">
            <text:p>46.22459297336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9" calcext:value-type="float">
            <text:p>46.22459297336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9" calcext:value-type="float">
            <text:p>46.22459297336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9" calcext:value-type="float">
            <text:p>46.22459297336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5" calcext:value-type="float">
            <text:p>24.8858423576715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9" calcext:value-type="float">
            <text:p>43.9529082580259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9" calcext:value-type="float">
            <text:p>46.22459297336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9" calcext:value-type="float">
            <text:p>46.22459297336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2" calcext:value-type="float">
            <text:p>38.7662262436342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9" calcext:value-type="float">
            <text:p>46.22459297336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1]+[.$B220])/2" office:value-type="float" office:value="25" calcext:value-type="float">
            <text:p>25</text:p>
          </table:table-cell>
          <table:table-cell table:formula="of:=0.1/[.$F2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2]+[.$B221])/2" office:value-type="float" office:value="25" calcext:value-type="float">
            <text:p>25</text:p>
          </table:table-cell>
          <table:table-cell table:formula="of:=0.1/[.$F222]*60" office:value-type="float" office:value="0.24" calcext:value-type="float">
            <text:p>0.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18:39.139674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3:19:36.384340944</dc:date>
    <meta:editing-duration>PT2H15M32S</meta:editing-duration>
    <meta:editing-cycles>19</meta:editing-cycles>
    <meta:generator>LibreOffice/5.2.7.2$Linux_X86_64 LibreOffice_project/20m0$Build-2</meta:generator>
    <meta:document-statistic meta:table-count="2" meta:cell-count="2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625cm" svg:height="15.752cm" xlink:href=".." xlink:type="simple" chart:class="chart:scatter" chart:style-name="ch1">
        <chart:title svg:x="21.609cm" svg:y="0.451cm" chart:style-name="ch2">
          <text:p>Sprinter Maximum Speeds</text:p>
        </chart:title>
        <chart:legend chart:legend-position="end" svg:x="46.355cm" svg:y="7.328cm" style:legend-expansion="high" chart:style-name="ch3"/>
        <chart:plot-area chart:style-name="ch4" table:cell-range-address="'with stations'.D2:'with stations'.D114 'with stations'.A2:'with stations'.B234" chart:data-source-has-labels="both" svg:x="1.983cm" svg:y="1.545cm" svg:width="43.4cm" svg:height="12.911cm">
          <chartooo:coordinate-region svg:x="2.604cm" svg:y="1.744cm" svg:width="42.499cm" svg:height="12.065cm"/>
          <chart:axis chart:dimension="x" chart:name="primary-x" chart:style-name="ch5" chartooo:axis-type="auto">
            <chart:title svg:x="23.388cm" svg:y="14.77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8.997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